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0">
  <office:automatic-styles>
    <style:style style:name="sdm.bold" style:family="table-cell" style:parent-style-name="Default">
      <style:text-properties fo:font-weight="bold"/>
    </style:style>
  </office:automatic-styles>
  <office:body>
    <office:spreadsheet>
      <table:table table:name="Package">
        <table:table-row>
          <table:table-cell office:value-type="string" table:style-name="sdm.bold">
            <text:p>Name</text:p>
          </table:table-cell>
          <table:table-cell office:value-type="string" table:style-name="sdm.bold">
            <text:p>NumCls</text:p>
          </table:table-cell>
          <table:table-cell office:value-type="string" table:style-name="sdm.bold">
            <text:p>NumCls_tc</text:p>
          </table:table-cell>
          <table:table-cell office:value-type="string" table:style-name="sdm.bold">
            <text:p>NumOpsCls</text:p>
          </table:table-cell>
          <table:table-cell office:value-type="string" table:style-name="sdm.bold">
            <text:p>NumInterf</text:p>
          </table:table-cell>
          <table:table-cell office:value-type="string" table:style-name="sdm.bold">
            <text:p>R</text:p>
          </table:table-cell>
          <table:table-cell office:value-type="string" table:style-name="sdm.bold">
            <text:p>H</text:p>
          </table:table-cell>
          <table:table-cell office:value-type="string" table:style-name="sdm.bold">
            <text:p>Ca</text:p>
          </table:table-cell>
          <table:table-cell office:value-type="string" table:style-name="sdm.bold">
            <text:p>Ce</text:p>
          </table:table-cell>
          <table:table-cell office:value-type="string" table:style-name="sdm.bold">
            <text:p>I</text:p>
          </table:table-cell>
          <table:table-cell office:value-type="string" table:style-name="sdm.bold">
            <text:p>A</text:p>
          </table:table-cell>
          <table:table-cell office:value-type="string" table:style-name="sdm.bold">
            <text:p>D</text:p>
          </table:table-cell>
          <table:table-cell office:value-type="string" table:style-name="sdm.bold">
            <text:p>DN</text:p>
          </table:table-cell>
          <table:table-cell office:value-type="string" table:style-name="sdm.bold">
            <text:p>Nesting</text:p>
          </table:table-cell>
          <table:table-cell office:value-type="string" table:style-name="sdm.bold">
            <text:p>ConnComp</text:p>
          </table:table-cell>
          <table:table-cell office:value-type="string" table:style-name="sdm.bold">
            <text:p>Dep_Out</text:p>
          </table:table-cell>
          <table:table-cell office:value-type="string" table:style-name="sdm.bold">
            <text:p>Dep_In</text:p>
          </table:table-cell>
          <table:table-cell office:value-type="string" table:style-name="sdm.bold">
            <text:p>DepPack</text:p>
          </table:table-cell>
          <table:table-cell office:value-type="string" table:style-name="sdm.bold">
            <text:p>MsgSent_Outside</text:p>
          </table:table-cell>
          <table:table-cell office:value-type="string" table:style-name="sdm.bold">
            <text:p>MsgRecv_Outside</text:p>
          </table:table-cell>
          <table:table-cell office:value-type="string" table:style-name="sdm.bold">
            <text:p>MsgSent_within</text:p>
          </table:table-cell>
          <table:table-cell office:value-type="string" table:style-name="sdm.bold">
            <text:p>Diags</text:p>
          </table:table-cell>
        </table:table-row>
        <table:table-row>
          <table:table-cell office:value-type="string">
            <text:p>SDMetrics.com.sdmetrics.app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25">
            <text:p>1.2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6315789">
            <text:p>0.6315789</text:p>
          </table:table-cell>
          <table:table-cell office:value-type="float" office:value="0.25">
            <text:p>0.25</text:p>
          </table:table-cell>
          <table:table-cell office:value-type="float" office:value="-0.083736375">
            <text:p>-0.083736375</text:p>
          </table:table-cell>
          <table:table-cell office:value-type="float" office:value="0.11842108">
            <text:p>0.118421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etrics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3.2307692">
            <text:p>3.230769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57894737">
            <text:p>0.57894737</text:p>
          </table:table-cell>
          <table:table-cell office:value-type="float" office:value="0.09615385">
            <text:p>0.09615385</text:p>
          </table:table-cell>
          <table:table-cell office:value-type="float" office:value="-0.2297382">
            <text:p>-0.2297382</text:p>
          </table:table-cell>
          <table:table-cell office:value-type="float" office:value="0.32489878">
            <text:p>0.324898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odel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.7">
            <text:p>5.7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.12068965">
            <text:p>0.12068965</text:p>
          </table:table-cell>
          <table:table-cell office:value-type="float" office:value="0.0">
            <text:p>0.0</text:p>
          </table:table-cell>
          <table:table-cell office:value-type="float" office:value="-0.6217665">
            <text:p>-0.6217665</text:p>
          </table:table-cell>
          <table:table-cell office:value-type="float" office:value="0.87931037">
            <text:p>0.879310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cmdline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output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.6363636">
            <text:p>1.63636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float" office:value="0.09090909">
            <text:p>0.09090909</text:p>
          </table:table-cell>
          <table:table-cell office:value-type="float" office:value="-0.112494275">
            <text:p>-0.112494275</text:p>
          </table:table-cell>
          <table:table-cell office:value-type="float" office:value="0.15909088">
            <text:p>0.159090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math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.6">
            <text:p>5.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-0.707107">
            <text:p>-0.707107</text:p>
          </table:table-cell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.uti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3333334">
            <text:p>0.333333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-0.707107">
            <text:p>-0.707107</text:p>
          </table:table-cell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.sdmetrics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.com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707107">
            <text:p>0.7071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DMetrics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707107">
            <text:p>0.707107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4">24.02.2008</text:date>, <text:time>08:0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SDMetrics</meta:initial-creator>
    <dc:creator>SDMetrics</dc:creator>
    <dc:language>en-US</dc:language>
  </office:meta>
</office:document-meta>
</file>